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SOC.py 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l_stat =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3"/>
          <table:table-cell office:value-type="string" calcext:value-type="string">
            <text:p>+50 mA on ib_amp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10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4 s lag, 0.4v/32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wrap_hi_fa; 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l_stat =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3"/>
          <table:table-cell office:value-type="string" calcext:value-type="string">
            <text:p>-50 mA on ib_amp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10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4 s lag, -0.5v/-4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wrap_lo_fa; 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<text:s/>ampHiFailSlow</text:p>
          </table:table-cell>
          <table:table-cell table:number-columns-repeated="7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0-13T06:19:43.898000000</dc:date>
    <meta:editing-duration>PT45M35S</meta:editing-duration>
    <meta:editing-cycles>5</meta:editing-cycles>
    <meta:generator>LibreOffice/7.6.2.1$Windows_X86_64 LibreOffice_project/56f7684011345957bbf33a7ee678afaf4d2ba333</meta:generator>
    <meta:document-statistic meta:table-count="1" meta:cell-count="56" meta:object-count="0"/>
  </office:meta>
</office:document-meta>
</file>